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solid" svg:stroke-color="#000000" draw:fill="solid" draw:fill-color="#00ff00" draw:textarea-horizontal-align="left" draw:auto-grow-height="true" draw:auto-grow-width="false" fo:min-height="20.07cm" fo:min-width="3.5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57cm" fo:min-width="2.6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e6ff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2.54cm" svg:x="11.16cm" svg:y="1.635cm">
          <text:p text:style-name="P1">Vertex </text:p>
          <text:p text:style-name="P1">Sha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62cm" svg:height="2.54cm" svg:x="11.16cm" svg:y="18.145cm">
          <text:p text:style-name="P1">Geometry</text:p>
          <text:p text:style-name="P1">Sha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7.62cm" svg:height="2.54cm" svg:x="11.16cm" svg:y="13.7cm">
          <text:p text:style-name="P1">Tessellation Evaluation </text:p>
          <text:p text:style-name="P1">Sha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4.97cm" svg:y1="16.24cm" svg:x2="14.97cm" svg:y2="18.145cm">
          <text:p/>
        </draw:line>
        <draw:line draw:style-name="gr2" draw:text-style-name="P1" draw:layer="layout" svg:x1="14.97cm" svg:y1="20.685cm" svg:x2="14.97cm" svg:y2="22.59cm">
          <text:p/>
        </draw:line>
        <draw:frame draw:style-name="gr3" draw:layer="layout" svg:width="4.003cm" svg:height="20.32cm" svg:x="3.347cm" svg:y="2.27cm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Transform</text:p>
            <text:p>Feedback</text:p>
            <text:p>Buffer</text:p>
          </draw:text-box>
        </draw:frame>
        <draw:line draw:style-name="gr2" draw:text-style-name="P1" draw:layer="layout" svg:x1="14.97cm" svg:y1="21.32cm" svg:x2="7.35cm" svg:y2="21.32cm">
          <text:p/>
        </draw:line>
        <draw:line draw:style-name="gr2" draw:text-style-name="P1" draw:layer="layout" svg:x1="7.35cm" svg:y1="2.905cm" svg:x2="11.16cm" svg:y2="2.905cm">
          <text:p/>
        </draw:line>
        <draw:frame draw:style-name="gr4" draw:layer="layout" svg:width="3.175cm" svg:height="5.407cm" svg:x="7.985cm" svg:y="20.358cm">
          <draw:text-box>
            <text:p>Draw N</text:p>
          </draw:text-box>
        </draw:frame>
        <draw:frame draw:style-name="gr5" draw:layer="layout" svg:width="3.338cm" svg:height="0.962cm" svg:x="7.535cm" svg:y="3.229cm">
          <draw:text-box>
            <text:p>Draw N+1</text:p>
          </draw:text-box>
        </draw:frame>
        <draw:custom-shape draw:style-name="gr6" draw:text-style-name="P1" draw:layer="layout" svg:width="7.62cm" svg:height="2.54cm" svg:x="11.16cm" svg:y="9.89cm">
          <text:p text:style-name="P1">Primitive Generat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2.54cm" svg:x="11.16cm" svg:y="6.08cm">
          <text:p text:style-name="P1">Tessellation Control </text:p>
          <text:p text:style-name="P1">Sha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4.97cm" svg:y1="12.43cm" svg:x2="14.97cm" svg:y2="13.7cm">
          <text:p/>
        </draw:line>
        <draw:line draw:style-name="gr2" draw:text-style-name="P1" draw:layer="layout" svg:x1="14.97cm" svg:y1="4.175cm" svg:x2="14.97cm" svg:y2="6.08cm">
          <text:p/>
        </draw:line>
        <draw:line draw:style-name="gr2" draw:text-style-name="P1" draw:layer="layout" svg:x1="14.97cm" svg:y1="8.62cm" svg:x2="14.97cm" svg:y2="9.89cm">
          <text:p/>
        </draw:line>
        <draw:custom-shape draw:style-name="gr6" draw:text-style-name="P1" draw:layer="layout" svg:width="7.62cm" svg:height="3.81cm" svg:x="11.16cm" svg:y="22.59cm">
          <text:p text:style-name="P1">Rasterizer</text:p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1.905cm" svg:x="11.787cm" svg:y="24.051cm">
          <text:p text:style-name="P1">Fragment</text:p>
          <text:p text:style-name="P1">Sha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tay Meiri</meta:initial-creator>
    <meta:creation-date>2010-10-29T15:10:27</meta:creation-date>
    <dc:date>2011-10-07T10:18:07</dc:date>
    <dc:creator>Etay Meiri</dc:creator>
    <meta:editing-duration>PT33M8S</meta:editing-duration>
    <meta:editing-cycles>6</meta:editing-cycles>
    <meta:generator>LibreOffice/3.3$Unix LibreOffice_project/330m19$Build-301</meta:generator>
    <meta:document-statistic meta:object-count="17"/>
  </office:meta>
</office:document-meta>
</file>